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draw:fill="none" draw:stroke="solid" svg:stroke-width="0.01389in" svg:stroke-color="#000000" svg:stroke-opacity="100%" draw:stroke-linejoin="miter"/>
    </style:style>
    <style:style style:family="presentation" style:name="a83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31859c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12" style:parent-style-name="Graphics">
      <style:graphic-properties draw:fill="none" fo:clip="rect(0in 0in 0in 0in)" draw:stroke="none"/>
    </style:style>
    <style:style style:family="graphic" style:name="a813">
      <style:graphic-properties draw:fill="none" draw:stroke="solid" svg:stroke-width="0.01042in" svg:stroke-color="#31859c" svg:stroke-opacity="100%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5625in" fo:margin-right="0in" fo:text-indent="-0.56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fo:clip="rect(0in 0in 0in 0in)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 style:parent-style-name="Graphics">
      <style:graphic-properties draw:fill="none" draw:stroke="non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draw:fill="none" draw:stroke="solid" svg:stroke-width="0.01389in" svg:stroke-color="#000000" svg:stroke-opacity="100%" draw:stroke-linejoin="miter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center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4" style:parent-style-name="Graphics">
      <style:graphic-properties draw:fill="none" fo:clip="rect(0in 0in 0in 0in)" draw:stroke="non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41.10764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6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12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6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0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0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1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1.625in" text:min-label-width="0.375in"/>
        <style:text-properties fo:font-family="Arial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41.10764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6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12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6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0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0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1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1.625in" text:min-label-width="0.375in"/>
        <style:text-properties fo:font-family="Arial" fo:font-size="100%"/>
      </text:list-level-style-bullet>
    </text:list-style>
  </office:automatic-styles>
  <office:body>
    <office:presentation>
      <draw:page draw:name="Slide1" draw:style-name="a773" draw:master-page-name="Master1-Layout1-title-Diapositive-de-titre" presentation:presentation-page-layout-name="Master1-PPL1" draw:id="Slide-256">
        <draw:frame draw:id="id79" draw:style-name="a774" draw:name="Picture 3" svg:x="2.65625in" svg:y="0.3125in" svg:width="5in" svg:height="0.9375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791" draw:name="Titre 1" svg:x="1.79688in" svg:y="1.25in" svg:width="6.32812in" svg:height="0.9375in">
          <draw:text-box>
            <text:p text:style-name="a778" text:class-names="" text:cond-style-name=""><text:span text:style-name="a775" text:class-names="">MAPS<text:s text:c="1"/></text:span><text:span text:style-name="a776" text:class-names="">10</text:span><text:span text:style-name="a777" text:class-names=""/></text:p>
            <text:p text:style-name="a782" text:class-names="" text:cond-style-name=""><text:span text:style-name="a779" text:class-names="">«  </text:span><text:span text:style-name="a780" text:class-names="">Modélisation multi-agents appliquée aux phénomènes spatialisés<text:s text:c="1"/></text:span><text:span text:style-name="a781" text:class-names=""> »</text:span></text:p>
            <text:p text:style-name="a790" text:class-names="" text:cond-style-name=""><text:span text:style-name="a783" text:class-names="">La Vieille<text:s text:c="1"/></text:span><text:span text:style-name="a784" text:class-names="">Perrotine</text:span><text:span text:style-name="a785" text:class-names="">, Saint-Pierre d’Oléron<text:line-break/></text:span><text:span text:style-name="a786" text:class-names="">18-23<text:s text:c="1"/></text:span><text:span text:style-name="a787" text:class-names="">juin<text:s text:c="1"/></text:span><text:span text:style-name="a788" text:class-names="">2017</text:span><text:span text:style-name="a789" text:class-names=""/></text:p>
          </draw:text-box>
          <svg:title/>
          <svg:desc/>
        </draw:frame>
        <draw:custom-shape svg:x="0.78472in" svg:y="2.32986in" svg:width="8.5in" svg:height="1.60764in" draw:id="id81" draw:style-name="a795" draw:name="Rectangle 7">
          <svg:title/>
          <svg:desc/>
          <text:p text:style-name="a794" text:class-names="" text:cond-style-name=""><text:span text:style-name="a792" text:class-names="">Présentation…<text:s text:c="1"/></text:span><text:span text:style-name="a7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3472in" svg:y="4.95833in" svg:width="7in" svg:height="0.95833in" draw:id="id82" draw:style-name="a799" draw:name="Rectangle 8">
          <svg:title/>
          <svg:desc/>
          <text:p text:style-name="a798" text:class-names="" text:cond-style-name=""><text:span text:style-name="a796" text:class-names="">Name</text:span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800" draw:name="Image 1" svg:x="6.7533in" svg:y="6.41771in" svg:width="0.62674in" svg:height="0.62674in" style:rel-width="scale" style:rel-height="scale">
          <draw:image xlink:href="media/image2.png" xlink:type="simple" xlink:show="embed" xlink:actuate="onLoad"/>
          <svg:title/>
          <svg:desc/>
        </draw:frame>
        <draw:frame draw:id="id84" draw:style-name="a801" draw:name="Image 1" svg:x="2.75104in" svg:y="6.41771in" svg:width="0.56563in" svg:height="0.56563in" style:rel-width="scale" style:rel-height="scale">
          <draw:image xlink:href="media/image3.jpeg" xlink:type="simple" xlink:show="embed" xlink:actuate="onLoad"/>
          <svg:title/>
          <svg:desc/>
        </draw:frame>
        <presentation:notes draw:style-name="a807">
          <draw:page-thumbnail draw:page-number="1" svg:x="1.08507in" svg:y="0.84028in" svg:width="5.59375in" svg:height="4.19618in" presentation:class="page" draw:id="id85" presentation:style-name="a802" draw:name="Espace réservé de l'image des diapositives 1">
            <svg:title/>
            <svg:desc/>
          </draw:page-thumbnail>
          <draw:frame draw:id="id86" presentation:style-name="a803" draw:name="Espace réservé des commentaires 2" svg:x="0.77604in" svg:y="5.31597in" svg:width="6.21181in" svg:height="5.03646in" presentation:class="notes" presentation:placeholder="true">
            <draw:text-box/>
            <svg:title/>
            <svg:desc/>
          </draw:frame>
          <draw:frame draw:id="id87" draw:style-name="a806" draw:name="Espace réservé du numéro de diapositive 3" svg:x="4.39757in" svg:y="10.63194in" svg:width="3.36458in" svg:height="0.55903in">
            <draw:text-box>
              <text:p text:style-name="a805" text:class-names="" text:cond-style-name=""><text:span text:style-name="a8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9" draw:style-name="a808" draw:master-page-name="Master1-Layout2-obj-Titre-et-contenu" presentation:presentation-page-layout-name="Master1-PPL2" draw:id="Slide-294">
        <draw:custom-shape svg:x="0in" svg:y="0in" svg:width="10in" svg:height="0.70313in" draw:id="id88" draw:style-name="a811" draw:name="Rectangle 3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812" draw:name="Picture 3" svg:x="8.59375in" svg:y="7.08681in" svg:width="1.17188in" svg:height="0.25694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0.3125in" svg:y1="7.02951in" svg:x2="9.76563in" svg:y2="7.03125in" draw:id="id90" draw:style-name="a813" draw:name="Connecteur droit 9">
          <svg:title/>
          <svg:desc/>
        </draw:connector>
        <draw:frame draw:id="id91" draw:style-name="a819" draw:name="Titre 1" svg:x="0in" svg:y="0in" svg:width="8.84375in" svg:height="0.70313in">
          <draw:text-box>
            <text:p text:style-name="a818" text:class-names="" text:cond-style-name=""><text:span text:style-name="a814" text:class-names="">Modèle<text:s text:c="1"/></text:span><text:span text:style-name="a815" text:class-names="">pres</text:span><text:span text:style-name="a816" text:class-names="">’</text:span><text:span text:style-name="a817" text:class-names=""/></text:p>
          </draw:text-box>
          <svg:title/>
          <svg:desc/>
        </draw:frame>
        <draw:custom-shape svg:x="0.5in" svg:y="1.37326in" svg:width="9in" svg:height="4.94965in" draw:id="id92" draw:style-name="a830" draw:name="Rectangle 11">
          <svg:title/>
          <svg:desc/>
          <text:list text:style-name="a824">
            <text:list-item>
              <text:p text:style-name="a823" text:class-names="" text:cond-style-name=""><text:span text:style-name="a820" text:class-names="">Bla<text:s text:c="1"/></text:span><text:span text:style-name="a821" text:class-names="">bla</text:span><text:span text:style-name="a822" text:class-names=""/></text:p>
            </text:list-item>
          </text:list>
          <text:p text:style-name="a826" text:class-names="" text:cond-style-name=""><text:span text:style-name="a825" text:class-names=""/></text:p>
          <text:list text:style-name="a829">
            <text:list-item>
              <text:p text:style-name="a828" text:class-names="" text:cond-style-name=""><text:span text:style-name="a82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36">
          <draw:page-thumbnail draw:page-number="2" svg:x="1.08507in" svg:y="0.84028in" svg:width="5.59375in" svg:height="4.19618in" presentation:class="page" draw:id="id93" presentation:style-name="a831" draw:name="Espace réservé de l'image des diapositives 1">
            <svg:title/>
            <svg:desc/>
          </draw:page-thumbnail>
          <draw:frame draw:id="id94" presentation:style-name="a832" draw:name="Espace réservé des commentaires 2" svg:x="0.77604in" svg:y="5.31597in" svg:width="6.21181in" svg:height="5.03646in" presentation:class="notes" presentation:placeholder="true">
            <draw:text-box/>
            <svg:title/>
            <svg:desc/>
          </draw:frame>
          <draw:frame draw:id="id95" draw:style-name="a835" draw:name="Espace réservé du numéro de diapositive 3" svg:x="4.39757in" svg:y="10.63194in" svg:width="3.36458in" svg:height="0.55903in">
            <draw:text-box>
              <text:p text:style-name="a834" text:class-names="" text:cond-style-name=""><text:span text:style-name="a83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0.79338in"/>
      <presentation:placeholder presentation:object="object" svg:x="0.5in" svg:y="1.24998in" svg:width="9in" svg:height="5.70316in"/>
      <presentation:placeholder presentation:object="date-time" svg:x="0.5in" svg:y="6.95139in" svg:width="2.33333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76389in" fo:page-height="11.19271in" style:print-orientation="portrait" style:register-truth-ref-style-name=""/>
    </style:page-layout>
    <style:page-layout style:name="pageLayout3">
      <style:page-layout-properties fo:page-width="7.76389in" fo:page-height="11.19271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1d4f5d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215968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1d4f5d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215968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1d4f5d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215968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1d4f5d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215968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1d4f5d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15968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540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1d4f5d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215968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1d4f5d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215968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1d4f5d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215968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1d4f5d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215968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402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1d4f5d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215968" style:text-line-through-type="none" style:text-line-through-style="none" style:text-line-through-width="auto" style:text-line-through-color="font-color" style:text-position="0% 100%" fo:font-family="Calibri" style:font-family-asian="ＭＳ Ｐゴシック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15968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.05416in" fo:padding-bottom="0.05416in" fo:padding-left="0.10832in" fo:padding-right="0.1083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5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6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1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4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4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2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7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quez pour modifier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Espace réservé du numéro de diapositive 5" svg:x="7.16667in" svg:y="6.95139in" svg:width="2.3333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frame draw:id="id5" draw:style-name="a37" draw:name="ZoneTexte 6" svg:x="1.95313in" svg:y="7.03125in" svg:width="6.64062in" svg:height="0.36979in">
        <draw:text-box>
          <text:p text:style-name="a34" text:class-names="" text:cond-style-name=""><text:span text:style-name="a33" text:class-names="">Question de recherche et modèle du domaine</text:span></text:p>
          <text:p text:style-name="a36" text:class-names="" text:cond-style-name=""><text:span text:style-name="a35" text:class-names="">N. Becu</text:span></text:p>
        </draw:text-box>
        <svg:title/>
        <svg:desc/>
      </draw:frame>
      <presentation:notes style:page-layout-name="pageLayout2" draw:style-name="a67">
        <draw:frame draw:id="id6" presentation:style-name="a40" draw:name="Espace réservé de l'en-tête 1" svg:x="0in" svg:y="0in" svg:width="3.36458in" svg:height="0.55903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4" draw:name="Espace réservé de la date 2" svg:x="4.39757in" svg:y="0in" svg:width="3.36458in" svg:height="0.55903in" presentation:class="date-time" presentation:placeholder="false">
          <draw:text-box>
            <text:p text:style-name="a43" text:class-names="" text:cond-style-name=""><text:span text:style-name="a41" text:class-names=""><text:date text:fixed="false" style:data-style-name="a42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45" draw:name="Espace réservé de l'image des diapositives 3">
          <svg:title/>
          <svg:desc/>
        </draw:page-thumbnail>
        <draw:frame draw:id="id9" presentation:style-name="a60" draw:name="Espace réservé des commentaires 4" svg:x="0.77604in" svg:y="5.31597in" svg:width="6.21181in" svg:height="5.03646in" presentation:class="notes" presentation:placeholder="false">
          <draw:text-box>
            <text:p text:style-name="a47" text:class-names="" text:cond-style-name=""><text:span text:style-name="a46" text:class-names="">Cliquez pour modifier les styles du texte du masque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Deuxième niveau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" draw:name="Espace réservé du pied de page 5" svg:x="0in" svg:y="10.63194in" svg:width="3.36458in" svg:height="0.55903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1" presentation:style-name="a66" draw:name="Espace réservé du numéro de diapositive 6" svg:x="4.39757in" svg:y="10.63194in" svg:width="3.36458in" svg:height="0.55903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8">
      <draw:frame draw:id="id12" draw:style-name="a71" draw:name="ZoneTexte 3" svg:x="1.95313in" svg:y="7.13021in" svg:width="6.64062in" svg:height="0.23611in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3" presentation:style-name="a75" draw:name="Titre 1" svg:x="0.75in" svg:y="2.32986in" svg:width="8.5in" svg:height="1.60764in" presentation:class="title" presentation:placeholder="false">
        <draw:text-box>
          <text:p text:style-name="a74" text:class-names="" text:cond-style-name=""><text:span text:style-name="a72" text:class-names="">Cliquez pour modifier le style du titre</text:span><text:span text:style-name="a73" text:class-names=""/></text:p>
        </draw:text-box>
        <svg:title/>
        <svg:desc/>
      </draw:frame>
      <draw:frame draw:id="id14" presentation:style-name="a79" draw:name="Sous-titre 2" svg:x="1.5in" svg:y="4.25in" svg:width="7in" svg:height="1.91667in" presentation:class="subtitle" presentation:placeholder="false">
        <draw:text-box>
          <text:p text:style-name="a78" text:class-names="" text:cond-style-name=""><text:span text:style-name="a76" text:class-names="">Cliquez pour modifier le style des sous-titres du masque</text:span><text:span text:style-name="a77" text:class-names=""/></text:p>
        </draw:text-box>
        <svg:title/>
        <svg:desc/>
      </draw:frame>
      <draw:frame draw:id="id15" presentation:style-name="a84" draw:name="Espace réservé de la date 3" svg:x="0.5in" svg:y="6.95139in" svg:width="2.33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name="Espace réservé du numéro de diapositive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17">
        <draw:frame draw:id="id6" presentation:style-name="a90" draw:name="Espace réservé de l'en-tête 1" svg:x="0in" svg:y="0in" svg:width="3.36458in" svg:height="0.55903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4" draw:name="Espace réservé de la date 2" svg:x="4.39757in" svg:y="0in" svg:width="3.36458in" svg:height="0.55903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95" draw:name="Espace réservé de l'image des diapositives 3">
          <svg:title/>
          <svg:desc/>
        </draw:page-thumbnail>
        <draw:frame draw:id="id9" presentation:style-name="a110" draw:name="Espace réservé des commentaires 4" svg:x="0.77604in" svg:y="5.31597in" svg:width="6.21181in" svg:height="5.03646in" presentation:class="notes" presentation:placeholder="false">
          <draw:text-box>
            <text:p text:style-name="a97" text:class-names="" text:cond-style-name=""><text:span text:style-name="a96" text:class-names="">Cliquez pour modifier les styles du texte du masque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Deuxième niveau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3" draw:name="Espace réservé du pied de page 5" svg:x="0in" svg:y="10.63194in" svg:width="3.36458in" svg:height="0.55903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1" presentation:style-name="a116" draw:name="Espace réservé du numéro de diapositive 6" svg:x="4.39757in" svg:y="10.63194in" svg:width="3.36458in" svg:height="0.55903in" presentation:class="page-number" presentation:placeholder="false">
          <draw:text-box>
            <text:p text:style-name="a115" text:class-names="" text:cond-style-name=""><text:span text:style-name="a1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8">
      <draw:frame draw:id="id17" presentation:style-name="a122" draw:name="Titre 1" svg:x="0.5in" svg:y="0.30035in" svg:width="9in" svg:height="0.79338in" presentation:class="title" presentation:placeholder="false">
        <draw:text-box>
          <text:p text:style-name="a121" text:class-names="" text:cond-style-name=""><text:span text:style-name="a119" text:class-names="">Cliquez pour modifier le style du titre</text:span><text:span text:style-name="a120" text:class-names=""/></text:p>
        </draw:text-box>
        <svg:title/>
        <svg:desc/>
      </draw:frame>
      <draw:frame draw:id="id18" presentation:style-name="a132" draw:name="Espace réservé du contenu 2" svg:x="0.5in" svg:y="1.24998in" svg:width="9in" svg:height="5.7031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quez pour modifier les styles du texte du masque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euxièm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» Troisième niveau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37" draw:name="Espace réservé de la date 3" svg:x="0.5in" svg:y="6.95139in" svg:width="2.33333in" svg:height="0.39931in" presentation:class="date-time" presentation:placeholder="false">
        <draw:text-box>
          <text:p text:style-name="a136" text:class-names="" text:cond-style-name=""><text:span text:style-name="a133" text:class-names=""><text:date text:fixed="false" style:data-style-name="a134"/></text:span><text:span text:style-name="a135" text:class-names=""/></text:p>
        </draw:text-box>
        <svg:title/>
        <svg:desc/>
      </draw:frame>
      <draw:frame draw:id="id20" presentation:style-name="a140" draw:name="Espace réservé du numéro de diapositive 5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70">
        <draw:frame draw:id="id6" presentation:style-name="a143" draw:name="Espace réservé de l'en-tête 1" svg:x="0in" svg:y="0in" svg:width="3.36458in" svg:height="0.55903in" presentation:class="head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7" presentation:style-name="a147" draw:name="Espace réservé de la date 2" svg:x="4.39757in" svg:y="0in" svg:width="3.36458in" svg:height="0.55903in" presentation:class="date-time" presentation:placeholder="false">
          <draw:text-box>
            <text:p text:style-name="a146" text:class-names="" text:cond-style-name=""><text:span text:style-name="a144" text:class-names=""><text:date text:fixed="false" style:data-style-name="a145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148" draw:name="Espace réservé de l'image des diapositives 3">
          <svg:title/>
          <svg:desc/>
        </draw:page-thumbnail>
        <draw:frame draw:id="id9" presentation:style-name="a163" draw:name="Espace réservé des commentaires 4" svg:x="0.77604in" svg:y="5.31597in" svg:width="6.21181in" svg:height="5.03646in" presentation:class="notes" presentation:placeholder="false">
          <draw:text-box>
            <text:p text:style-name="a150" text:class-names="" text:cond-style-name=""><text:span text:style-name="a149" text:class-names="">Cliquez pour modifier les styles du texte du masque</text:span></text:p>
            <text:list text:style-name="a153">
              <text:list-item>
                <text:list text:style-name="a153">
                  <text:list-item>
                    <text:p text:style-name="a152" text:class-names="" text:cond-style-name=""><text:span text:style-name="a151" text:class-names="">Deuxième niveau</text:span></text:p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p text:style-name="a155" text:class-names="" text:cond-style-name=""><text:span text:style-name="a1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list text:style-name="a159">
                          <text:list-item>
                            <text:p text:style-name="a158" text:class-names="" text:cond-style-name=""><text:span text:style-name="a1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list text:style-name="a162">
                              <text:list-item>
                                <text:p text:style-name="a161" text:class-names="" text:cond-style-name=""><text:span text:style-name="a1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6" draw:name="Espace réservé du pied de page 5" svg:x="0in" svg:y="10.63194in" svg:width="3.36458in" svg:height="0.55903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Espace réservé du numéro de diapositive 6" svg:x="4.39757in" svg:y="10.63194in" svg:width="3.36458in" svg:height="0.55903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1">
      <draw:frame draw:id="id21" draw:layer="Master1-bg" draw:style-name="a176" draw:name="ZoneTexte 6" svg:x="1.95313in" svg:y="7.03125in" svg:width="6.64062in" svg:height="0.36979in">
        <draw:text-box>
          <text:p text:style-name="a173" text:class-names="" text:cond-style-name=""><text:span text:style-name="a172" text:class-names="">Question de recherche et modèle du domaine</text:span></text:p>
          <text:p text:style-name="a175" text:class-names="" text:cond-style-name=""><text:span text:style-name="a174" text:class-names="">N. Becu</text:span></text:p>
        </draw:text-box>
        <svg:title/>
        <svg:desc/>
      </draw:frame>
      <draw:frame draw:id="id22" presentation:style-name="a180" draw:name="Titre 1" svg:x="0.78993in" svg:y="4.81944in" svg:width="8.5in" svg:height="1.48958in" presentation:class="title" presentation:placeholder="false">
        <draw:text-box>
          <text:p text:style-name="a179" text:class-names="" text:cond-style-name=""><text:span text:style-name="a177" text:class-names="">Cliquez pour modifier le style du titre</text:span><text:span text:style-name="a178" text:class-names=""/></text:p>
        </draw:text-box>
        <svg:title/>
        <svg:desc/>
      </draw:frame>
      <draw:frame draw:id="id23" presentation:style-name="a184" draw:name="Espace réservé du texte 2" svg:x="0.78993in" svg:y="3.17882in" svg:width="8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z pour modifier les styles du texte du masque</text:span></text:p>
            </text:list-item>
          </text:list>
        </draw:text-box>
        <svg:title/>
        <svg:desc/>
      </draw:frame>
      <draw:frame draw:id="id24" presentation:style-name="a189" draw:name="Espace réservé de la date 3" svg:x="0.5in" svg:y="6.95139in" svg:width="2.33333in" svg:height="0.39931in" presentation:class="date-time" presentation:placeholder="false">
        <draw:text-box>
          <text:p text:style-name="a188" text:class-names="" text:cond-style-name=""><text:span text:style-name="a185" text:class-names=""><text:date text:fixed="false" style:data-style-name="a186"/></text:span><text:span text:style-name="a187" text:class-names=""/></text:p>
        </draw:text-box>
        <svg:title/>
        <svg:desc/>
      </draw:frame>
      <draw:frame draw:id="id25" presentation:style-name="a192" draw:name="Espace réservé du pied de page 4" svg:x="3.41667in" svg:y="6.95139in" svg:width="3.16667in" svg:height="0.39931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26" presentation:style-name="a195" draw:name="Espace réservé du numéro de diapositive 5" svg:x="7.16667in" svg:y="6.95139in" svg:width="2.33333in" svg:height="0.39931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6" presentation:style-name="a198" draw:name="Espace réservé de l'en-tête 1" svg:x="0in" svg:y="0in" svg:width="3.36458in" svg:height="0.55903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7" presentation:style-name="a202" draw:name="Espace réservé de la date 2" svg:x="4.39757in" svg:y="0in" svg:width="3.36458in" svg:height="0.55903in" presentation:class="date-time" presentation:placeholder="false">
          <draw:text-box>
            <text:p text:style-name="a201" text:class-names="" text:cond-style-name=""><text:span text:style-name="a199" text:class-names=""><text:date text:fixed="false" style:data-style-name="a200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203" draw:name="Espace réservé de l'image des diapositives 3">
          <svg:title/>
          <svg:desc/>
        </draw:page-thumbnail>
        <draw:frame draw:id="id9" presentation:style-name="a218" draw:name="Espace réservé des commentaires 4" svg:x="0.77604in" svg:y="5.31597in" svg:width="6.21181in" svg:height="5.03646in" presentation:class="notes" presentation:placeholder="false">
          <draw:text-box>
            <text:p text:style-name="a205" text:class-names="" text:cond-style-name=""><text:span text:style-name="a204" text:class-names="">Cliquez pour modifier les styles du texte du masque</text:span></text:p>
            <text:list text:style-name="a208">
              <text:list-item>
                <text:list text:style-name="a208">
                  <text:list-item>
                    <text:p text:style-name="a207" text:class-names="" text:cond-style-name=""><text:span text:style-name="a206" text:class-names="">Deuxième niveau</text:span></text:p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p text:style-name="a210" text:class-names="" text:cond-style-name=""><text:span text:style-name="a2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p text:style-name="a213" text:class-names="" text:cond-style-name=""><text:span text:style-name="a2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1" draw:name="Espace réservé du pied de page 5" svg:x="0in" svg:y="10.63194in" svg:width="3.36458in" svg:height="0.55903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1" presentation:style-name="a224" draw:name="Espace réservé du numéro de diapositive 6" svg:x="4.39757in" svg:y="10.63194in" svg:width="3.36458in" svg:height="0.55903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6">
      <draw:frame draw:id="id27" draw:layer="Master1-bg" draw:style-name="a231" draw:name="ZoneTexte 6" svg:x="1.95313in" svg:y="7.03125in" svg:width="6.64062in" svg:height="0.36979in">
        <draw:text-box>
          <text:p text:style-name="a228" text:class-names="" text:cond-style-name=""><text:span text:style-name="a227" text:class-names="">Question de recherche et modèle du domaine</text:span></text:p>
          <text:p text:style-name="a230" text:class-names="" text:cond-style-name=""><text:span text:style-name="a229" text:class-names="">N. Becu</text:span></text:p>
        </draw:text-box>
        <svg:title/>
        <svg:desc/>
      </draw:frame>
      <draw:frame draw:id="id28" presentation:style-name="a235" draw:name="Titre 1" svg:x="0.5in" svg:y="0.30035in" svg:width="9in" svg:height="1.25in" presentation:class="title" presentation:placeholder="false">
        <draw:text-box>
          <text:p text:style-name="a234" text:class-names="" text:cond-style-name=""><text:span text:style-name="a232" text:class-names="">Cliquez pour modifier le style du titre</text:span><text:span text:style-name="a233" text:class-names=""/></text:p>
        </draw:text-box>
        <svg:title/>
        <svg:desc/>
      </draw:frame>
      <draw:frame draw:id="id29" presentation:style-name="a252" draw:name="Espace réservé du contenu 2" svg:x="0.5in" svg:y="1.75in" svg:width="4.41667in" svg:height="4.94965in" presentation:class="object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Deuxième niveau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8" text:class-names="">Cinquième niveau</text:span><text:span text:style-name="a2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9" draw:name="Espace réservé du contenu 3" svg:x="5.08333in" svg:y="1.75in" svg:width="4.41667in" svg:height="4.94965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quez pour modifier les styles du texte du masque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Deuxièm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Cinquièm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74" draw:name="Espace réservé de la date 3" svg:x="0.5in" svg:y="6.95139in" svg:width="2.3333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/></text:span><text:span text:style-name="a272" text:class-names=""/></text:p>
        </draw:text-box>
        <svg:title/>
        <svg:desc/>
      </draw:frame>
      <draw:frame draw:id="id32" presentation:style-name="a277" draw:name="Espace réservé du pied de page 4" svg:x="3.41667in" svg:y="6.95139in" svg:width="3.16667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3" presentation:style-name="a280" draw:name="Espace réservé du numéro de diapositive 5" svg:x="7.16667in" svg:y="6.95139in" svg:width="2.33333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6" presentation:style-name="a283" draw:name="Espace réservé de l'en-tête 1" svg:x="0in" svg:y="0in" svg:width="3.36458in" svg:height="0.55903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7" draw:name="Espace réservé de la date 2" svg:x="4.39757in" svg:y="0in" svg:width="3.36458in" svg:height="0.55903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288" draw:name="Espace réservé de l'image des diapositives 3">
          <svg:title/>
          <svg:desc/>
        </draw:page-thumbnail>
        <draw:frame draw:id="id9" presentation:style-name="a303" draw:name="Espace réservé des commentaires 4" svg:x="0.77604in" svg:y="5.31597in" svg:width="6.21181in" svg:height="5.03646in" presentation:class="notes" presentation:placeholder="false">
          <draw:text-box>
            <text:p text:style-name="a290" text:class-names="" text:cond-style-name=""><text:span text:style-name="a289" text:class-names="">Cliquez pour modifier les styles du texte du masque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Deuxième niveau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6" draw:name="Espace réservé du pied de page 5" svg:x="0in" svg:y="10.63194in" svg:width="3.36458in" svg:height="0.55903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1" presentation:style-name="a309" draw:name="Espace réservé du numéro de diapositive 6" svg:x="4.39757in" svg:y="10.63194in" svg:width="3.36458in" svg:height="0.55903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1">
      <draw:frame draw:id="id34" draw:layer="Master1-bg" draw:style-name="a316" draw:name="ZoneTexte 6" svg:x="1.95313in" svg:y="7.03125in" svg:width="6.64062in" svg:height="0.36979in">
        <draw:text-box>
          <text:p text:style-name="a313" text:class-names="" text:cond-style-name=""><text:span text:style-name="a312" text:class-names="">Question de recherche et modèle du domaine</text:span></text:p>
          <text:p text:style-name="a315" text:class-names="" text:cond-style-name=""><text:span text:style-name="a314" text:class-names="">N. Becu</text:span></text:p>
        </draw:text-box>
        <svg:title/>
        <svg:desc/>
      </draw:frame>
      <draw:frame draw:id="id35" presentation:style-name="a320" draw:name="Titre 1" svg:x="0.5in" svg:y="0.30035in" svg:width="9in" svg:height="1.25in" presentation:class="title" presentation:placeholder="false">
        <draw:text-box>
          <text:p text:style-name="a319" text:class-names="" text:cond-style-name=""><text:span text:style-name="a317" text:class-names="">Cliquez pour modifier le style du titre</text:span><text:span text:style-name="a318" text:class-names=""/></text:p>
        </draw:text-box>
        <svg:title/>
        <svg:desc/>
      </draw:frame>
      <draw:frame draw:id="id36" presentation:style-name="a324" draw:name="Espace réservé du texte 2" svg:x="0.5in" svg:y="1.67882in" svg:width="4.4184in" svg:height="0.6996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quez pour modifier les styles du texte du masque</text:span></text:p>
            </text:list-item>
          </text:list>
        </draw:text-box>
        <svg:title/>
        <svg:desc/>
      </draw:frame>
      <draw:frame draw:id="id37" presentation:style-name="a341" draw:name="Espace réservé du contenu 3" svg:x="0.5in" svg:y="2.37847in" svg:width="4.4184in" svg:height="4.32118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z pour modifier les styles du texte du masque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Deuxième niveau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Cinquième niveau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45" draw:name="Espace réservé du texte 4" svg:x="5.07986in" svg:y="1.67882in" svg:width="4.42014in" svg:height="0.6996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362" draw:name="Espace réservé du contenu 5" svg:x="5.07986in" svg:y="2.37847in" svg:width="4.42014in" svg:height="4.32118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Cinquième niveau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67" draw:name="Espace réservé de la date 3" svg:x="0.5in" svg:y="6.95139in" svg:width="2.33333in" svg:height="0.39931in" presentation:class="date-time" presentation:placeholder="false">
        <draw:text-box>
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</draw:text-box>
        <svg:title/>
        <svg:desc/>
      </draw:frame>
      <draw:frame draw:id="id41" presentation:style-name="a370" draw:name="Espace réservé du pied de page 4" svg:x="3.41667in" svg:y="6.95139in" svg:width="3.16667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42" presentation:style-name="a373" draw:name="Espace réservé du numéro de diapositive 5" svg:x="7.16667in" svg:y="6.95139in" svg:width="2.3333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frame draw:id="id6" presentation:style-name="a376" draw:name="Espace réservé de l'en-tête 1" svg:x="0in" svg:y="0in" svg:width="3.36458in" svg:height="0.55903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7" presentation:style-name="a380" draw:name="Espace réservé de la date 2" svg:x="4.39757in" svg:y="0in" svg:width="3.36458in" svg:height="0.55903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381" draw:name="Espace réservé de l'image des diapositives 3">
          <svg:title/>
          <svg:desc/>
        </draw:page-thumbnail>
        <draw:frame draw:id="id9" presentation:style-name="a396" draw:name="Espace réservé des commentaires 4" svg:x="0.77604in" svg:y="5.31597in" svg:width="6.21181in" svg:height="5.03646in" presentation:class="notes" presentation:placeholder="false">
          <draw:text-box>
            <text:p text:style-name="a383" text:class-names="" text:cond-style-name=""><text:span text:style-name="a382" text:class-names="">Cliquez pour modifier les styles du texte du masque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Deuxièm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9" draw:name="Espace réservé du pied de page 5" svg:x="0in" svg:y="10.63194in" svg:width="3.36458in" svg:height="0.55903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2" draw:name="Espace réservé du numéro de diapositive 6" svg:x="4.39757in" svg:y="10.63194in" svg:width="3.36458in" svg:height="0.55903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4">
      <draw:frame draw:id="id43" draw:layer="Master1-bg" draw:style-name="a409" draw:name="ZoneTexte 6" svg:x="1.95313in" svg:y="7.03125in" svg:width="6.64062in" svg:height="0.36979in">
        <draw:text-box>
          <text:p text:style-name="a406" text:class-names="" text:cond-style-name=""><text:span text:style-name="a405" text:class-names="">Question de recherche et modèle du domaine</text:span></text:p>
          <text:p text:style-name="a408" text:class-names="" text:cond-style-name=""><text:span text:style-name="a407" text:class-names="">N. Becu</text:span></text:p>
        </draw:text-box>
        <svg:title/>
        <svg:desc/>
      </draw:frame>
      <draw:frame draw:id="id44" presentation:style-name="a413" draw:name="Titre 1" svg:x="0.5in" svg:y="0.30035in" svg:width="9in" svg:height="1.25in" presentation:class="title" presentation:placeholder="false">
        <draw:text-box>
          <text:p text:style-name="a412" text:class-names="" text:cond-style-name=""><text:span text:style-name="a410" text:class-names="">Cliquez pour modifier le style du titre</text:span><text:span text:style-name="a411" text:class-names=""/></text:p>
        </draw:text-box>
        <svg:title/>
        <svg:desc/>
      </draw:frame>
      <draw:frame draw:id="id45" presentation:style-name="a418" draw:name="Espace réservé de la date 3" svg:x="0.5in" svg:y="6.95139in" svg:width="2.33333in" svg:height="0.39931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46" presentation:style-name="a421" draw:name="Espace réservé du pied de page 4" svg:x="3.41667in" svg:y="6.95139in" svg:width="3.16667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47" presentation:style-name="a424" draw:name="Espace réservé du numéro de diapositive 5" svg:x="7.16667in" svg:y="6.95139in" svg:width="2.33333in" svg:height="0.39931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frame draw:id="id6" presentation:style-name="a427" draw:name="Espace réservé de l'en-tête 1" svg:x="0in" svg:y="0in" svg:width="3.36458in" svg:height="0.55903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1" draw:name="Espace réservé de la date 2" svg:x="4.39757in" svg:y="0in" svg:width="3.36458in" svg:height="0.55903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432" draw:name="Espace réservé de l'image des diapositives 3">
          <svg:title/>
          <svg:desc/>
        </draw:page-thumbnail>
        <draw:frame draw:id="id9" presentation:style-name="a447" draw:name="Espace réservé des commentaires 4" svg:x="0.77604in" svg:y="5.31597in" svg:width="6.21181in" svg:height="5.03646in" presentation:class="notes" presentation:placeholder="false">
          <draw:text-box>
            <text:p text:style-name="a434" text:class-names="" text:cond-style-name=""><text:span text:style-name="a433" text:class-names="">Cliquez pour modifier les styles du texte du masque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Deuxième niveau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Espace réservé du pied de page 5" svg:x="0in" svg:y="10.63194in" svg:width="3.36458in" svg:height="0.55903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Espace réservé du numéro de diapositive 6" svg:x="4.39757in" svg:y="10.63194in" svg:width="3.36458in" svg:height="0.55903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55">
      <draw:frame draw:id="id48" draw:style-name="a460" draw:name="ZoneTexte 6" svg:x="1.95313in" svg:y="7.03125in" svg:width="6.64062in" svg:height="0.36979in">
        <draw:text-box>
          <text:p text:style-name="a457" text:class-names="" text:cond-style-name=""><text:span text:style-name="a456" text:class-names="">Question de recherche et modèle du domaine</text:span></text:p>
          <text:p text:style-name="a459" text:class-names="" text:cond-style-name=""><text:span text:style-name="a458" text:class-names="">N. Becu</text:span></text:p>
        </draw:text-box>
        <svg:title/>
        <svg:desc/>
      </draw:frame>
      <draw:frame draw:id="id49" presentation:style-name="a465" draw:name="Espace réservé de la date 3" svg:x="0.5in" svg:y="6.95139in" svg:width="2.33333in" svg:height="0.39931in" presentation:class="date-time" presentation:placeholder="false">
        <draw:text-box>
          <text:p text:style-name="a464" text:class-names="" text:cond-style-name=""><text:span text:style-name="a461" text:class-names=""><text:date text:fixed="false" style:data-style-name="a462"/></text:span><text:span text:style-name="a463" text:class-names=""/></text:p>
        </draw:text-box>
        <svg:title/>
        <svg:desc/>
      </draw:frame>
      <draw:frame draw:id="id50" presentation:style-name="a468" draw:name="Espace réservé du numéro de diapositive 5" svg:x="7.16667in" svg:y="6.95139in" svg:width="2.33333in" svg:height="0.39931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6" presentation:style-name="a471" draw:name="Espace réservé de l'en-tête 1" svg:x="0in" svg:y="0in" svg:width="3.36458in" svg:height="0.55903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5" draw:name="Espace réservé de la date 2" svg:x="4.39757in" svg:y="0in" svg:width="3.36458in" svg:height="0.55903in" presentation:class="date-time" presentation:placeholder="false">
          <draw:text-box>
            <text:p text:style-name="a474" text:class-names="" text:cond-style-name=""><text:span text:style-name="a472" text:class-names=""><text:date text:fixed="false" style:data-style-name="a473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476" draw:name="Espace réservé de l'image des diapositives 3">
          <svg:title/>
          <svg:desc/>
        </draw:page-thumbnail>
        <draw:frame draw:id="id9" presentation:style-name="a491" draw:name="Espace réservé des commentaires 4" svg:x="0.77604in" svg:y="5.31597in" svg:width="6.21181in" svg:height="5.03646in" presentation:class="notes" presentation:placeholder="false">
          <draw:text-box>
            <text:p text:style-name="a478" text:class-names="" text:cond-style-name=""><text:span text:style-name="a477" text:class-names="">Cliquez pour modifier les styles du texte du masque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Deuxième niveau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Espace réservé du pied de page 5" svg:x="0in" svg:y="10.63194in" svg:width="3.36458in" svg:height="0.55903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Espace réservé du numéro de diapositive 6" svg:x="4.39757in" svg:y="10.63194in" svg:width="3.36458in" svg:height="0.55903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99">
      <draw:frame draw:id="id51" draw:style-name="a504" draw:name="ZoneTexte 6" svg:x="1.95313in" svg:y="7.03125in" svg:width="6.64062in" svg:height="0.36979in">
        <draw:text-box>
          <text:p text:style-name="a501" text:class-names="" text:cond-style-name=""><text:span text:style-name="a500" text:class-names="">Question de recherche et modèle du domaine</text:span></text:p>
          <text:p text:style-name="a503" text:class-names="" text:cond-style-name=""><text:span text:style-name="a502" text:class-names="">N. Becu</text:span></text:p>
        </draw:text-box>
        <svg:title/>
        <svg:desc/>
      </draw:frame>
      <draw:frame draw:id="id52" presentation:style-name="a508" draw:name="Titre 1" svg:x="0.5in" svg:y="0.29861in" svg:width="3.28993in" svg:height="1.27083in" presentation:class="title" presentation:placeholder="false">
        <draw:text-box>
          <text:p text:style-name="a507" text:class-names="" text:cond-style-name=""><text:span text:style-name="a505" text:class-names="">Cliquez pour modifier le style du titre</text:span><text:span text:style-name="a506" text:class-names=""/></text:p>
        </draw:text-box>
        <svg:title/>
        <svg:desc/>
      </draw:frame>
      <draw:frame draw:id="id53" presentation:style-name="a525" draw:name="Espace réservé du contenu 2" svg:x="3.90972in" svg:y="0.29861in" svg:width="5.59028in" svg:height="6.40104in" presentation:class="object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quez pour modifier les styles du texte du masque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Deuxième niveau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Cinquième niveau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29" draw:name="Espace réservé du texte 3" svg:x="0.5in" svg:y="1.56944in" svg:width="3.28993in" svg:height="5.13021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quez pour modifier les styles du texte du masque</text:span></text:p>
            </text:list-item>
          </text:list>
        </draw:text-box>
        <svg:title/>
        <svg:desc/>
      </draw:frame>
      <draw:frame draw:id="id55" presentation:style-name="a534" draw:name="Espace réservé de la date 3" svg:x="0.5in" svg:y="6.95139in" svg:width="2.33333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/></text:span><text:span text:style-name="a532" text:class-names=""/></text:p>
        </draw:text-box>
        <svg:title/>
        <svg:desc/>
      </draw:frame>
      <draw:frame draw:id="id56" presentation:style-name="a537" draw:name="Espace réservé du numéro de diapositive 5" svg:x="7.16667in" svg:y="6.95139in" svg:width="2.33333in" svg:height="0.39931in" presentation:class="page-number" presentation:placeholder="false">
        <draw:text-box>
          <text:p text:style-name="a536" text:class-names="" text:cond-style-name=""><text:span text:style-name="a535" text:class-names=""><text:page-number style:num-format="1" text:fixed="false"/></text:span></text:p>
        </draw:text-box>
        <svg:title/>
        <svg:desc/>
      </draw:frame>
      <presentation:notes style:page-layout-name="pageLayout2" draw:style-name="a567">
        <draw:frame draw:id="id6" presentation:style-name="a540" draw:name="Espace réservé de l'en-tête 1" svg:x="0in" svg:y="0in" svg:width="3.36458in" svg:height="0.55903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4" draw:name="Espace réservé de la date 2" svg:x="4.39757in" svg:y="0in" svg:width="3.36458in" svg:height="0.55903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545" draw:name="Espace réservé de l'image des diapositives 3">
          <svg:title/>
          <svg:desc/>
        </draw:page-thumbnail>
        <draw:frame draw:id="id9" presentation:style-name="a560" draw:name="Espace réservé des commentaires 4" svg:x="0.77604in" svg:y="5.31597in" svg:width="6.21181in" svg:height="5.03646in" presentation:class="notes" presentation:placeholder="false">
          <draw:text-box>
            <text:p text:style-name="a547" text:class-names="" text:cond-style-name=""><text:span text:style-name="a546" text:class-names="">Cliquez pour modifier les styles du texte du masque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Deuxième niveau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Espace réservé du pied de page 5" svg:x="0in" svg:y="10.63194in" svg:width="3.36458in" svg:height="0.55903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Espace réservé du numéro de diapositive 6" svg:x="4.39757in" svg:y="10.63194in" svg:width="3.36458in" svg:height="0.55903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68">
      <draw:frame draw:id="id57" draw:style-name="a573" draw:name="ZoneTexte 6" svg:x="1.95313in" svg:y="7.03125in" svg:width="6.64062in" svg:height="0.36979in">
        <draw:text-box>
          <text:p text:style-name="a570" text:class-names="" text:cond-style-name=""><text:span text:style-name="a569" text:class-names="">Question de recherche et modèle du domaine</text:span></text:p>
          <text:p text:style-name="a572" text:class-names="" text:cond-style-name=""><text:span text:style-name="a571" text:class-names="">N. Becu</text:span></text:p>
        </draw:text-box>
        <svg:title/>
        <svg:desc/>
      </draw:frame>
      <draw:frame draw:id="id58" presentation:style-name="a577" draw:name="Titre 1" svg:x="1.96007in" svg:y="5.25in" svg:width="6in" svg:height="0.61979in" presentation:class="title" presentation:placeholder="false">
        <draw:text-box>
          <text:p text:style-name="a576" text:class-names="" text:cond-style-name=""><text:span text:style-name="a574" text:class-names="">Cliquez pour modifier le style du titre</text:span><text:span text:style-name="a575" text:class-names=""/></text:p>
        </draw:text-box>
        <svg:title/>
        <svg:desc/>
      </draw:frame>
      <draw:frame draw:id="id59" presentation:style-name="a580" draw:name="Espace réservé pour une image  2" svg:x="1.96007in" svg:y="0.67014in" svg:width="6in" svg:height="4.5in" presentation:class="graphic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60" presentation:style-name="a584" draw:name="Espace réservé du texte 3" svg:x="1.96007in" svg:y="5.86979in" svg:width="6in" svg:height="0.8802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589" draw:name="Espace réservé de la date 3" svg:x="0.5in" svg:y="6.95139in" svg:width="2.33333in" svg:height="0.39931in" presentation:class="date-time" presentation:placeholder="false">
        <draw:text-box>
          <text:p text:style-name="a588" text:class-names="" text:cond-style-name=""><text:span text:style-name="a585" text:class-names=""><text:date text:fixed="false" style:data-style-name="a586"/></text:span><text:span text:style-name="a587" text:class-names=""/></text:p>
        </draw:text-box>
        <svg:title/>
        <svg:desc/>
      </draw:frame>
      <draw:frame draw:id="id62" presentation:style-name="a592" draw:name="Espace réservé du numéro de diapositive 5" svg:x="7.16667in" svg:y="6.95139in" svg:width="2.33333in" svg:height="0.39931in" presentation:class="page-number" presentation:placeholder="false">
        <draw:text-box>
          <text:p text:style-name="a591" text:class-names="" text:cond-style-name=""><text:span text:style-name="a590" text:class-names=""><text:page-number style:num-format="1" text:fixed="false"/></text:span></text:p>
        </draw:text-box>
        <svg:title/>
        <svg:desc/>
      </draw:frame>
      <presentation:notes style:page-layout-name="pageLayout2" draw:style-name="a622">
        <draw:frame draw:id="id6" presentation:style-name="a595" draw:name="Espace réservé de l'en-tête 1" svg:x="0in" svg:y="0in" svg:width="3.36458in" svg:height="0.55903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9" draw:name="Espace réservé de la date 2" svg:x="4.39757in" svg:y="0in" svg:width="3.36458in" svg:height="0.55903in" presentation:class="date-time" presentation:placeholder="false">
          <draw:text-box>
            <text:p text:style-name="a598" text:class-names="" text:cond-style-name=""><text:span text:style-name="a596" text:class-names=""><text:date text:fixed="false" style:data-style-name="a597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600" draw:name="Espace réservé de l'image des diapositives 3">
          <svg:title/>
          <svg:desc/>
        </draw:page-thumbnail>
        <draw:frame draw:id="id9" presentation:style-name="a615" draw:name="Espace réservé des commentaires 4" svg:x="0.77604in" svg:y="5.31597in" svg:width="6.21181in" svg:height="5.03646in" presentation:class="notes" presentation:placeholder="false">
          <draw:text-box>
            <text:p text:style-name="a602" text:class-names="" text:cond-style-name=""><text:span text:style-name="a601" text:class-names="">Cliquez pour modifier les styles du texte du masque</text:span></text:p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Deuxième niveau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p text:style-name="a607" text:class-names="" text:cond-style-name=""><text:span text:style-name="a6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p text:style-name="a610" text:class-names="" text:cond-style-name=""><text:span text:style-name="a6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list text:style-name="a614">
                              <text:list-item>
                                <text:p text:style-name="a613" text:class-names="" text:cond-style-name=""><text:span text:style-name="a6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8" draw:name="Espace réservé du pied de page 5" svg:x="0in" svg:y="10.63194in" svg:width="3.36458in" svg:height="0.55903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Espace réservé du numéro de diapositive 6" svg:x="4.39757in" svg:y="10.63194in" svg:width="3.36458in" svg:height="0.55903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23">
      <draw:frame draw:id="id63" draw:layer="Master1-bg" draw:style-name="a628" draw:name="ZoneTexte 6" svg:x="1.95313in" svg:y="7.03125in" svg:width="6.64062in" svg:height="0.36979in">
        <draw:text-box>
          <text:p text:style-name="a625" text:class-names="" text:cond-style-name=""><text:span text:style-name="a624" text:class-names="">Question de recherche et modèle du domaine</text:span></text:p>
          <text:p text:style-name="a627" text:class-names="" text:cond-style-name=""><text:span text:style-name="a626" text:class-names="">N. Becu</text:span></text:p>
        </draw:text-box>
        <svg:title/>
        <svg:desc/>
      </draw:frame>
      <draw:frame draw:id="id64" presentation:style-name="a632" draw:name="Titre 1" svg:x="0.5in" svg:y="0.30035in" svg:width="9in" svg:height="1.25in" presentation:class="title" presentation:placeholder="false">
        <draw:text-box>
          <text:p text:style-name="a631" text:class-names="" text:cond-style-name=""><text:span text:style-name="a629" text:class-names="">Cliquez pour modifier le style du titre</text:span><text:span text:style-name="a630" text:class-names=""/></text:p>
        </draw:text-box>
        <svg:title/>
        <svg:desc/>
      </draw:frame>
      <draw:frame draw:id="id65" presentation:style-name="a649" draw:name="Espace réservé du texte vertical 2" svg:x="0.5in" svg:y="1.75in" svg:width="9in" svg:height="4.94965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quez pour modifier les styles du texte du masque</text:span></text:p>
            </text:list-item>
          </text:list>
          <text:list text:style-name="a638">
            <text:list-item>
              <text:list text:style-name="a638">
                <text:list-item>
                  <text:p text:style-name="a637" text:class-names="" text:cond-style-name=""><text:span text:style-name="a636" text:class-names="">Deuxième niveau</text:span></text:p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p text:style-name="a640" text:class-names="" text:cond-style-name=""><text:span text:style-name="a6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p text:style-name="a643" text:class-names="" text:cond-style-name=""><text:span text:style-name="a6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list text:style-name="a648">
                            <text:list-item>
                              <text:p text:style-name="a647" text:class-names="" text:cond-style-name=""><text:span text:style-name="a645" text:class-names="">Cinquième niveau</text:span><text:span text:style-name="a6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4" draw:name="Espace réservé de la date 3" svg:x="0.5in" svg:y="6.95139in" svg:width="2.33333in" svg:height="0.39931in" presentation:class="date-time" presentation:placeholder="false">
        <draw:text-box>
          <text:p text:style-name="a653" text:class-names="" text:cond-style-name=""><text:span text:style-name="a650" text:class-names=""><text:date text:fixed="false" style:data-style-name="a651"/></text:span><text:span text:style-name="a652" text:class-names=""/></text:p>
        </draw:text-box>
        <svg:title/>
        <svg:desc/>
      </draw:frame>
      <draw:frame draw:id="id67" presentation:style-name="a657" draw:name="Espace réservé du pied de page 4" svg:x="3.41667in" svg:y="6.95139in" svg:width="3.16667in" svg:height="0.39931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68" presentation:style-name="a660" draw:name="Espace réservé du numéro de diapositive 5" svg:x="7.16667in" svg:y="6.95139in" svg:width="2.33333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frame draw:id="id6" presentation:style-name="a663" draw:name="Espace réservé de l'en-tête 1" svg:x="0in" svg:y="0in" svg:width="3.36458in" svg:height="0.55903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7" presentation:style-name="a667" draw:name="Espace réservé de la date 2" svg:x="4.39757in" svg:y="0in" svg:width="3.36458in" svg:height="0.55903in" presentation:class="date-time" presentation:placeholder="false">
          <draw:text-box>
            <text:p text:style-name="a666" text:class-names="" text:cond-style-name=""><text:span text:style-name="a664" text:class-names=""><text:date text:fixed="false" style:data-style-name="a665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668" draw:name="Espace réservé de l'image des diapositives 3">
          <svg:title/>
          <svg:desc/>
        </draw:page-thumbnail>
        <draw:frame draw:id="id9" presentation:style-name="a683" draw:name="Espace réservé des commentaires 4" svg:x="0.77604in" svg:y="5.31597in" svg:width="6.21181in" svg:height="5.03646in" presentation:class="notes" presentation:placeholder="false">
          <draw:text-box>
            <text:p text:style-name="a670" text:class-names="" text:cond-style-name=""><text:span text:style-name="a669" text:class-names="">Cliquez pour modifier les styles du texte du masque</text:span></text:p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71" text:class-names="">Deuxième niveau</text:span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p text:style-name="a675" text:class-names="" text:cond-style-name=""><text:span text:style-name="a6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list text:style-name="a679">
                          <text:list-item>
                            <text:p text:style-name="a678" text:class-names="" text:cond-style-name=""><text:span text:style-name="a6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list text:style-name="a682">
                              <text:list-item>
                                <text:p text:style-name="a681" text:class-names="" text:cond-style-name=""><text:span text:style-name="a6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6" draw:name="Espace réservé du pied de page 5" svg:x="0in" svg:y="10.63194in" svg:width="3.36458in" svg:height="0.55903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1" presentation:style-name="a689" draw:name="Espace réservé du numéro de diapositive 6" svg:x="4.39757in" svg:y="10.63194in" svg:width="3.36458in" svg:height="0.55903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91">
      <draw:frame draw:id="id69" draw:layer="Master1-bg" draw:style-name="a696" draw:name="ZoneTexte 6" svg:x="1.95313in" svg:y="7.03125in" svg:width="6.64062in" svg:height="0.36979in">
        <draw:text-box>
          <text:p text:style-name="a693" text:class-names="" text:cond-style-name=""><text:span text:style-name="a692" text:class-names="">Question de recherche et modèle du domaine</text:span></text:p>
          <text:p text:style-name="a695" text:class-names="" text:cond-style-name=""><text:span text:style-name="a694" text:class-names="">N. Becu</text:span></text:p>
        </draw:text-box>
        <svg:title/>
        <svg:desc/>
      </draw:frame>
      <draw:frame draw:id="id70" presentation:style-name="a700" draw:name="Titre vertical 1" svg:x="7.25in" svg:y="0.30035in" svg:width="2.25in" svg:height="6.39931in" presentation:class="title" presentation:placeholder="false">
        <draw:text-box>
          <text:p text:style-name="a699" text:class-names="" text:cond-style-name=""><text:span text:style-name="a697" text:class-names="">Cliquez pour modifier le style du titre</text:span><text:span text:style-name="a698" text:class-names=""/></text:p>
        </draw:text-box>
        <svg:title/>
        <svg:desc/>
      </draw:frame>
      <draw:frame draw:id="id71" presentation:style-name="a717" draw:name="Espace réservé du texte vertical 2" svg:x="0.5in" svg:y="0.30035in" svg:width="6.58333in" svg:height="6.39931in" presentation:class="outline" presentation:placeholder="false">
        <draw:text-box>
          <text:list text:style-name="a703">
            <text:list-item>
              <text:p text:style-name="a702" text:class-names="" text:cond-style-name=""><text:span text:style-name="a701" text:class-names="">Cliquez pour modifier les styles du texte du masque</text:span></text:p>
            </text:list-item>
          </text:list>
          <text:list text:style-name="a706">
            <text:list-item>
              <text:list text:style-name="a706">
                <text:list-item>
                  <text:p text:style-name="a705" text:class-names="" text:cond-style-name=""><text:span text:style-name="a704" text:class-names="">Deuxième niveau</text:span></text:p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p text:style-name="a708" text:class-names="" text:cond-style-name=""><text:span text:style-name="a7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p text:style-name="a711" text:class-names="" text:cond-style-name=""><text:span text:style-name="a7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3" text:class-names="">Cinquième niveau</text:span><text:span text:style-name="a7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722" draw:name="Espace réservé de la date 3" svg:x="0.5in" svg:y="6.95139in" svg:width="2.33333in" svg:height="0.39931in" presentation:class="date-time" presentation:placeholder="false">
        <draw:text-box>
          <text:p text:style-name="a721" text:class-names="" text:cond-style-name=""><text:span text:style-name="a718" text:class-names=""><text:date text:fixed="false" style:data-style-name="a719"/></text:span><text:span text:style-name="a720" text:class-names=""/></text:p>
        </draw:text-box>
        <svg:title/>
        <svg:desc/>
      </draw:frame>
      <draw:frame draw:id="id73" presentation:style-name="a725" draw:name="Espace réservé du pied de page 4" svg:x="3.41667in" svg:y="6.95139in" svg:width="3.16667in" svg:height="0.39931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74" presentation:style-name="a728" draw:name="Espace réservé du numéro de diapositive 5" svg:x="7.16667in" svg:y="6.95139in" svg:width="2.33333in" svg:height="0.39931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frame draw:id="id6" presentation:style-name="a731" draw:name="Espace réservé de l'en-tête 1" svg:x="0in" svg:y="0in" svg:width="3.36458in" svg:height="0.55903in" presentation:class="head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7" presentation:style-name="a735" draw:name="Espace réservé de la date 2" svg:x="4.39757in" svg:y="0in" svg:width="3.36458in" svg:height="0.55903in" presentation:class="date-time" presentation:placeholder="false">
          <draw:text-box>
            <text:p text:style-name="a734" text:class-names="" text:cond-style-name=""><text:span text:style-name="a732" text:class-names=""><text:date text:fixed="false" style:data-style-name="a733"/></text:span></text:p>
          </draw:text-box>
          <svg:title/>
          <svg:desc/>
        </draw:frame>
        <draw:page-thumbnail svg:x="1.08507in" svg:y="0.84028in" svg:width="5.59375in" svg:height="4.19618in" presentation:class="page" draw:id="id8" presentation:style-name="a736" draw:name="Espace réservé de l'image des diapositives 3">
          <svg:title/>
          <svg:desc/>
        </draw:page-thumbnail>
        <draw:frame draw:id="id9" presentation:style-name="a751" draw:name="Espace réservé des commentaires 4" svg:x="0.77604in" svg:y="5.31597in" svg:width="6.21181in" svg:height="5.03646in" presentation:class="notes" presentation:placeholder="false">
          <draw:text-box>
            <text:p text:style-name="a738" text:class-names="" text:cond-style-name=""><text:span text:style-name="a737" text:class-names="">Cliquez pour modifier les styles du texte du masque</text:span></text:p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Deuxième niveau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p text:style-name="a743" text:class-names="" text:cond-style-name=""><text:span text:style-name="a7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p text:style-name="a746" text:class-names="" text:cond-style-name=""><text:span text:style-name="a7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list text:style-name="a750">
                              <text:list-item>
                                <text:p text:style-name="a749" text:class-names="" text:cond-style-name=""><text:span text:style-name="a7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4" draw:name="Espace réservé du pied de page 5" svg:x="0in" svg:y="10.63194in" svg:width="3.36458in" svg:height="0.55903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1" presentation:style-name="a757" draw:name="Espace réservé du numéro de diapositive 6" svg:x="4.39757in" svg:y="10.63194in" svg:width="3.36458in" svg:height="0.55903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59">
      <draw:frame draw:id="id75" presentation:style-name="a762" draw:name="Rectangle 2" svg:x="0in" svg:y="0in" svg:width="3.36458in" svg:height="0.55903in" presentation:class="head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76" presentation:style-name="a766" draw:name="Rectangle 3" svg:x="4.39757in" svg:y="0in" svg:width="3.36458in" svg:height="0.55903in" presentation:class="date-time" presentation:placeholder="false">
        <draw:text-box>
          <text:p text:style-name="a765" text:class-names="" text:cond-style-name=""><text:span text:style-name="a763" text:class-names=""><text:date text:fixed="false" style:data-style-name="a764"/></text:span></text:p>
        </draw:text-box>
        <svg:title/>
        <svg:desc/>
      </draw:frame>
      <draw:frame draw:id="id77" presentation:style-name="a769" draw:name="Rectangle 4" svg:x="0in" svg:y="10.63194in" svg:width="3.36458in" svg:height="0.55903in" presentation:class="footer" presentation:placeholder="false">
        <draw:text-box>
          <text:p text:style-name="a768" text:class-names="" text:cond-style-name=""><text:span text:style-name="a767" text:class-names=""/></text:p>
        </draw:text-box>
        <svg:title/>
        <svg:desc/>
      </draw:frame>
      <draw:frame draw:id="id78" presentation:style-name="a772" draw:name="Rectangle 5" svg:x="4.39757in" svg:y="10.63194in" svg:width="3.36458in" svg:height="0.55903in" presentation:class="page-number" presentation:placeholder="false">
        <draw:text-box>
          <text:p text:style-name="a771" text:class-names="" text:cond-style-name=""><text:span text:style-name="a770" text:class-names=""><text:page-number style:num-format="1" text:fixed="false"/></text:span></text:p>
        </draw:text-box>
        <svg:title/>
        <svg:desc/>
      </draw:frame>
      <draw:page-thumbnail draw:page-number="1" svg:x="0.5434in" svg:y="1.15625in" svg:width="3.18403in" svg:height="2.38715in"/>
      <draw:page-thumbnail draw:page-number="2" svg:x="4.03646in" svg:y="1.15625in" svg:width="3.18403in" svg:height="2.38715in"/>
      <draw:page-thumbnail draw:page-number="3" svg:x="0.5434in" svg:y="4.40278in" svg:width="3.18403in" svg:height="2.38715in"/>
      <draw:page-thumbnail draw:page-number="4" svg:x="4.03646in" svg:y="4.40278in" svg:width="3.18403in" svg:height="2.38715in"/>
      <draw:page-thumbnail draw:page-number="5" svg:x="0.5434in" svg:y="7.64931in" svg:width="3.18403in" svg:height="2.38715in"/>
      <draw:page-thumbnail draw:page-number="6" svg:x="4.03646in" svg:y="7.64931in" svg:width="3.18403in" svg:height="2.3871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maps</dc:title>
    <meta:initial-creator>Marion Amalric</meta:initial-creator>
    <dc:creator>**</dc:creator>
    <meta:creation-date>2017-06-12T12:49:25Z</meta:creation-date>
    <dc:date>2017-06-12T12:49:25Z</dc:date>
    <meta:editing-cycles>789</meta:editing-cycles>
    <meta:editing-duration>PT265255S</meta:editing-duration>
    <meta:document-statistic meta:paragraph-count="9" meta:word-count="13"/>
  </office:meta>
</office:document-meta>
</file>